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16f103" officeooo:paragraph-rsid="0016f103"/>
    </style:style>
    <style:style style:name="P2" style:family="paragraph" style:parent-style-name="Standard">
      <style:paragraph-properties fo:text-align="center" style:justify-single-word="false"/>
      <style:text-properties style:font-name="Calibri Light" fo:font-weight="normal" officeooo:rsid="00185dcd" officeooo:paragraph-rsid="00185dcd" style:font-weight-asian="normal" style:font-weight-complex="normal"/>
    </style:style>
    <style:style style:name="P3" style:family="paragraph" style:parent-style-name="Standard">
      <style:text-properties style:font-name="Calibri Light" officeooo:rsid="00191916" officeooo:paragraph-rsid="001a2cab"/>
    </style:style>
    <style:style style:name="P4" style:family="paragraph" style:parent-style-name="Standard">
      <style:text-properties style:font-name="Calibri Light" officeooo:rsid="001cd90f" officeooo:paragraph-rsid="001cd90f"/>
    </style:style>
    <style:style style:name="P5" style:family="paragraph" style:parent-style-name="Standard">
      <style:text-properties style:font-name="Calibri Light" officeooo:rsid="0016f103" officeooo:paragraph-rsid="0016f103"/>
    </style:style>
    <style:style style:name="P6" style:family="paragraph" style:parent-style-name="Standard">
      <style:paragraph-properties fo:text-align="start" style:justify-single-word="false"/>
      <style:text-properties style:font-name="Calibri Light" officeooo:rsid="0010f951" officeooo:paragraph-rsid="001d2128"/>
    </style:style>
    <style:style style:name="P7" style:family="paragraph" style:parent-style-name="Standard">
      <style:text-properties fo:color="#1c1c1c" loext:opacity="100%" style:font-name="Calibri Light" officeooo:rsid="0016f103" officeooo:paragraph-rsid="0016f103"/>
    </style:style>
    <style:style style:name="P8" style:family="paragraph" style:parent-style-name="Standard">
      <style:paragraph-properties fo:text-align="start" style:justify-single-word="false"/>
      <style:text-properties fo:color="#5983b0" loext:opacity="100%" style:font-name="Calibri Light" fo:font-size="13pt" fo:font-weight="bold" officeooo:rsid="0010f951" officeooo:paragraph-rsid="001d2128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5983b0" loext:opacity="100%" style:font-name="Calibri Light" fo:font-weight="bold" officeooo:rsid="0016f103" officeooo:paragraph-rsid="0016f103" style:font-weight-asian="bold" style:font-weight-complex="bold"/>
    </style:style>
    <style:style style:name="T1" style:family="text">
      <style:text-properties officeooo:rsid="0017c5bb"/>
    </style:style>
    <style:style style:name="T2" style:family="text">
      <style:text-properties officeooo:rsid="00185d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1916" style:font-weight-asian="bold" style:font-weight-complex="bold"/>
    </style:style>
    <style:style style:name="T5" style:family="text">
      <style:text-properties officeooo:rsid="00191916"/>
    </style:style>
    <style:style style:name="T6" style:family="text">
      <style:text-properties officeooo:rsid="001a2cab"/>
    </style:style>
    <style:style style:name="T7" style:family="text">
      <style:text-properties fo:font-variant="normal" fo:text-transform="none" fo:color="#262626" loext:opacity="100%" style:font-name="monospace" fo:font-size="7.5pt" fo:letter-spacing="normal" fo:font-style="normal" fo:font-weight="normal"/>
    </style:style>
    <style:style style:name="T8" style:family="text">
      <style:text-properties fo:font-variant="normal" fo:text-transform="none" fo:color="#262626" loext:opacity="100%" style:font-name="monospace" fo:font-size="7.5pt" fo:letter-spacing="normal" fo:font-style="normal" fo:font-weight="normal" officeooo:rsid="001cdd2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2128" style:font-weight-asian="normal" style:font-weight-complex="normal"/>
    </style:style>
    <style:style style:name="T11" style:family="text">
      <style:text-properties fo:font-weight="normal" officeooo:rsid="000f6bb0" style:font-weight-asian="normal" style:font-weight-complex="normal"/>
    </style:style>
    <style:style style:name="T12" style:family="text">
      <style:text-properties officeooo:rsid="001cdd21"/>
    </style:style>
    <style:style style:name="T13" style:family="text">
      <style:text-properties fo:color="#666666" loext:opacity="100%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666666" loext:opacity="100%" fo:font-size="11pt" fo:font-weight="normal" officeooo:rsid="001d2128" style:font-size-asian="11pt" style:font-weight-asian="normal" style:font-size-complex="11pt" style:font-weight-complex="normal"/>
    </style:style>
    <style:style style:name="T15" style:family="text">
      <style:text-properties fo:color="#666666" loext:opacity="100%" fo:font-size="11pt" fo:font-weight="normal" officeooo:rsid="000f6bb0" style:font-size-asian="11pt" style:font-weight-asian="normal" style:font-size-complex="11pt" style:font-weight-complex="normal"/>
    </style:style>
    <style:style style:name="T16" style:family="text">
      <style:text-properties fo:color="#666666" loext:opacity="100%" fo:font-weight="normal" style:font-weight-asian="normal" style:font-weight-complex="normal"/>
    </style:style>
    <style:style style:name="T17" style:family="text">
      <style:text-properties fo:color="#666666" loext:opacity="100%" fo:font-weight="normal" officeooo:rsid="001d2128" style:font-weight-asian="normal" style:font-weight-complex="normal"/>
    </style:style>
    <style:style style:name="T18" style:family="text">
      <style:text-properties fo:color="#666666" loext:opacity="100%" fo:font-weight="normal" officeooo:rsid="000f6bb0" style:font-weight-asian="normal" style:font-weight-complex="normal"/>
    </style:style>
    <style:style style:name="T19" style:family="text">
      <style:text-properties officeooo:rsid="000f6bb0"/>
    </style:style>
    <style:style style:name="T20" style:family="text">
      <style:text-properties officeooo:rsid="001d2128"/>
    </style:style>
    <style:style style:name="T21" style:family="text">
      <style:text-properties officeooo:rsid="001ebae1"/>
    </style:style>
    <style:style style:name="T22" style:family="text">
      <style:text-properties fo:color="#5983b0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POWERSHELL FILTROS</text:p>
      <text:p text:style-name="P2"/>
      <text:p text:style-name="P4">Realiza los siguientes ejercicios de Powershell a partir del documento <text:span text:style-name="T3">datos.txt</text:span>. El documento contiene los datos de los alumnos de los grados de informática divididos en 4 columnas (Nombre, Grado, Nota media y Fecha de nacimiento). <text:span text:style-name="T3">Aplica todas las condiciones expuestas en cada ejercicio propuesto.</text:span></text:p>
      <text:p text:style-name="P1"/>
      <text:p text:style-name="P1"/>
      <text:p text:style-name="P1"><text:span text:style-name="T3">Ejercicio 1.- </text:span>Obtén los <text:span text:style-name="T1">el nombre y la nota del alumno</text:span> con la nota media más baja del documento.</text:p>
      <text:p text:style-name="P8"><text:s/>Import-Csv .\datos.txt -Delimiter " " -Header Nombre,Grado,Nota,Fecha |select Nombre,Nota | sort <text:s/>{[int]$_.Nota} <text:span text:style-name="T20">|</text:span> <text:span text:style-name="T19">Select-Object -Index </text:span><text:span text:style-name="T20">0</text:span></text:p>
      <text:p text:style-name="P6"><text:span text:style-name="T14"/></text:p>
      <text:p text:style-name="P1"><text:span text:style-name="T3">Ejercicio 2.-</text:span> Obtén los <text:span text:style-name="T2">datos de los </text:span>3 alumnos con mejor nota media del documento <text:span text:style-name="T2">(ordenados por la nota media, de mayor a menor).</text:span></text:p>
      <text:p text:style-name="P7"><text:s text:c="2"/><text:span text:style-name="T22">Import-Csv .\datos.txt -Delimiter " " -Header Nombre,Grado,Nota,Fecha |select * | sort <text:s/>{[int]$_.Nota} -descending| Select-Object -Index 0,1,2</text:span></text:p>
      <text:p text:style-name="P7"/>
      <text:p text:style-name="P1"><text:span text:style-name="T3">Ejercicio </text:span><text:span text:style-name="T4">3</text:span><text:span text:style-name="T3">.-</text:span> Obtén el nombre y grado de los alumnos con nota media suspensa, ordenados por el nombre del grado <text:span text:style-name="T5">al que pertenezcan</text:span><text:span text:style-name="T2">(orden inverso al orden alfabético).</text:span></text:p>
      <text:p text:style-name="P9">Import-Csv .\datos.txt -Delimiter " " -Header Nombre,Grado,Nota,Fecha |where-object {$_.Nota -lt 4}|select nombre,grado | Sort-Object <text:span text:style-name="T21">{</text:span>$_.Grado <text:span text:style-name="T21">} </text:span>-descending</text:p>
      <text:p text:style-name="P1"/>
      <text:p text:style-name="P1"><text:span text:style-name="T3">Ejercicio </text:span><text:span text:style-name="T4">4</text:span><text:span text:style-name="T3">.-</text:span> <text:span text:style-name="T5">Obtén el número de</text:span> alumnos que <text:span text:style-name="T5">pertenezcan a</text:span>l grado de DAM, y hayan nacido en el año 2000 o posterior.</text:p>
      <text:p text:style-name="P9"><text:s/>(get-content datos.txt | %{"$($_.SPLIT(" ")[1,3])"} <text:s/>| Select-String -Pattern /20 |Select-String -Pattern dam).count</text:p>
      <text:p text:style-name="P9"/>
      <text:p text:style-name="P1"/>
      <text:p text:style-name="P3"><text:span text:style-name="T3">Ejercicio 5.- </text:span>Obtén los <text:span text:style-name="T6">nombres, notas y fechas de nacimiento</text:span> de los alumnos que NO pertenezcan al grado SMR, que su nombre NO comience por la letra “J”, <text:span text:style-name="T6">y que su nota media sea mayor o igual que 5. Ordena los datos en orden alfabético por el nombre de los alumnos.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09:01:39.744000000</meta:creation-date>
    <dc:date>2022-04-28T09:56:30.847000000</dc:date>
    <meta:editing-duration>PT1H38M1S</meta:editing-duration>
    <meta:editing-cycles>9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1" meta:word-count="252" meta:character-count="1654" meta:non-whitespace-character-count="1406"/>
  </office:meta>
</office:document-meta>
</file>